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7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456cm"/>
    </style:style>
    <style:style style:name="co3" style:family="table-column">
      <style:table-column-properties fo:break-before="auto" style:column-width="3.388cm"/>
    </style:style>
    <style:style style:name="co4" style:family="table-column">
      <style:table-column-properties fo:break-before="auto" style:column-width="7.654cm"/>
    </style:style>
    <style:style style:name="co5" style:family="table-column">
      <style:table-column-properties fo:break-before="auto" style:column-width="5.63cm"/>
    </style:style>
    <style:style style:name="co6" style:family="table-column">
      <style:table-column-properties fo:break-before="auto" style:column-width="7.982cm"/>
    </style:style>
    <style:style style:name="co8" style:family="table-column">
      <style:table-column-properties fo:break-before="auto" style:column-width="8.063cm"/>
    </style:style>
    <style:style style:name="co9" style:family="table-column">
      <style:table-column-properties fo:break-before="auto" style:column-width="10.27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 style:data-style-name="N11"/>
    <style:style style:name="ce6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ta_extref" style:family="table">
      <style:table-properties table:display="false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table table:name="Feuille1" table:style-name="ta1" table:print="false"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default-cell-style-name="Default"/>
        <table:table-row table:style-name="ro1">
          <table:table-cell office:value-type="string">
            <text:p>Test type</text:p>
          </table:table-cell>
          <table:table-cell table:style-name="Default" office:value-type="string">
            <text:p>Performance Test</text:p>
          </table:table-cell>
          <table:table-cell table:number-columns-repeated="7"/>
        </table:table-row>
        <table:table-row table:style-name="ro1">
          <table:table-cell office:value-type="string">
            <text:p>Database used </text:p>
          </table:table-cell>
          <table:table-cell table:style-name="Default" office:value-type="string">
            <text:p>PostgreSQL 8.4</text:p>
          </table:table-cell>
          <table:table-cell table:number-columns-repeated="7"/>
        </table:table-row>
        <table:table-row table:style-name="ro1">
          <table:table-cell office:value-type="string">
            <text:p>Author of the test code</text:p>
          </table:table-cell>
          <table:table-cell table:style-name="Default" office:value-type="string">
            <text:p>D. Traore</text:p>
          </table:table-cell>
          <table:table-cell table:number-columns-repeated="7"/>
        </table:table-row>
        <table:table-row table:style-name="ro1">
          <table:table-cell office:value-type="string">
            <text:p>Author of the report</text:p>
          </table:table-cell>
          <table:table-cell table:style-name="Default" office:value-type="string">
            <text:p>D. Traore</text:p>
          </table:table-cell>
          <table:table-cell table:number-columns-repeated="7"/>
        </table:table-row>
        <table:table-row table:style-name="ro1">
          <table:table-cell office:value-type="string">
            <text:p>OS used to test</text:p>
          </table:table-cell>
          <table:table-cell table:style-name="Default" office:value-type="string">
            <text:p>Ubuntu 10.04</text:p>
          </table:table-cell>
          <table:table-cell table:number-columns-repeated="7"/>
        </table:table-row>
        <table:table-row table:style-name="ro1">
          <table:table-cell office:value-type="string">
            <text:p>Cmake </text:p>
          </table:table-cell>
          <table:table-cell table:style-name="ce1" office:value-type="string">
            <text:p>V2.6</text:p>
          </table:table-cell>
          <table:table-cell table:number-columns-repeated="7"/>
        </table:table-row>
        <table:table-row table:style-name="ro1">
          <table:table-cell office:value-type="string">
            <text:p>gcc</text:p>
          </table:table-cell>
          <table:table-cell table:style-name="ce1" office:value-type="string">
            <text:p>V4.3.3</text:p>
          </table:table-cell>
          <table:table-cell table:number-columns-repeated="7"/>
        </table:table-row>
        <table:table-row table:style-name="ro1">
          <table:table-cell office:value-type="string">
            <text:p>DIET</text:p>
          </table:table-cell>
          <table:table-cell table:style-name="ce1" office:value-type="string">
            <text:p>V2.6.1</text:p>
          </table:table-cell>
          <table:table-cell table:number-columns-repeated="7"/>
        </table:table-row>
        <table:table-row table:style-name="ro1">
          <table:table-cell/>
          <table:table-cell table:style-name="ce1"/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>
            <text:p>ID test</text:p>
          </table:table-cell>
          <table:table-cell table:style-name="ce2" office:value-type="string">
            <text:p>Date</text:p>
          </table:table-cell>
          <table:table-cell office:value-type="string">
            <text:p>Test description</text:p>
          </table:table-cell>
          <table:table-cell office:value-type="string">
            <text:p>Command(s) tested</text:p>
          </table:table-cell>
          <table:table-cell office:value-type="string">
            <text:p>Output expected</text:p>
          </table:table-cell>
          <table:table-cell office:value-type="string">
            <text:p>Output time for vishnu</text:p>
          </table:table-cell>
          <table:table-cell office:value-type="string">
            <text:p>Output time for ssh</text:p>
          </table:table-cell>
          <table:table-cell office:value-type="string">
            <text:p>memory comsumption</text:p>
          </table:table-cell>
          <table:table-cell office:value-type="string">
            <text:p>Remarque</text:p>
          </table:table-cell>
        </table:table-row>
        <table:table-row table:style-name="ro1">
          <table:table-cell office:value-type="string">
            <text:p>CDP-3.1-connect</text:p>
          </table:table-cell>
          <table:table-cell office:value-type="date" office:date-value="2011-03-02">
            <text:p>02/03/11</text:p>
          </table:table-cell>
          <table:table-cell office:value-type="string">
            <text:p>comparison with « ssh localhost uname » </text:p>
          </table:table-cell>
          <table:table-cell office:value-type="string">
            <text:p>connect</text:p>
          </table:table-cell>
          <table:table-cell office:value-type="string">
            <text:p>execution time</text:p>
          </table:table-cell>
          <table:table-cell office:value-type="string">
            <text:p>0,11s</text:p>
          </table:table-cell>
          <table:table-cell office:value-type="string">
            <text:p>0,15s</text:p>
          </table:table-cell>
          <table:table-cell/>
          <table:table-cell office:value-type="string">
            <text:p>executed with command line interface</text:p>
          </table:table-cell>
        </table:table-row>
        <table:table-row table:style-name="ro1">
          <table:table-cell office:value-type="string">
            <text:p>CPD-3.1-close</text:p>
          </table:table-cell>
          <table:table-cell office:value-type="date" office:date-value="2011-03-02">
            <text:p>02/03/11</text:p>
          </table:table-cell>
          <table:table-cell office:value-type="string">
            <text:p>comparison with « ssh localhost uname » </text:p>
          </table:table-cell>
          <table:table-cell office:value-type="string">
            <text:p>close</text:p>
          </table:table-cell>
          <table:table-cell office:value-type="string">
            <text:p>execution time</text:p>
          </table:table-cell>
          <table:table-cell office:value-type="string">
            <text:p>0,09s</text:p>
          </table:table-cell>
          <table:table-cell office:value-type="string">
            <text:p>0,15s</text:p>
          </table:table-cell>
          <table:table-cell/>
          <table:table-cell office:value-type="string">
            <text:p>executed with command line interface</text:p>
          </table:table-cell>
        </table:table-row>
        <table:table-row table:style-name="ro2">
          <table:table-cell office:value-type="string">
            <text:p>CDP-3.1-listSessions</text:p>
          </table:table-cell>
          <table:table-cell office:value-type="date" office:date-value="2011-03-02">
            <text:p>02/03/11</text:p>
          </table:table-cell>
          <table:table-cell office:value-type="string">
            <text:p>comparison with « ssh localhost ls »</text:p>
          </table:table-cell>
          <table:table-cell office:value-type="string">
            <text:p>listSessions</text:p>
          </table:table-cell>
          <table:table-cell office:value-type="string">
            <text:p>execution time</text:p>
          </table:table-cell>
          <table:table-cell office:value-type="string">
            <text:p>0,09s</text:p>
          </table:table-cell>
          <table:table-cell office:value-type="string">
            <text:p>0,17s</text:p>
          </table:table-cell>
          <table:table-cell/>
          <table:table-cell office:value-type="string">
            <text:p>executed with command line interface</text:p>
          </table:table-cell>
        </table:table-row>
        <table:table-row table:style-name="ro1">
          <table:table-cell office:value-type="string">
            <text:p>CDP-3.1-listHistoryCmd</text:p>
          </table:table-cell>
          <table:table-cell office:value-type="date" office:date-value="2011-03-02">
            <text:p>02/03/11</text:p>
          </table:table-cell>
          <table:table-cell office:value-type="string">
            <text:p>comparison with « ssh localhost ls »</text:p>
          </table:table-cell>
          <table:table-cell office:value-type="string">
            <text:p>listHistoryCmd</text:p>
          </table:table-cell>
          <table:table-cell office:value-type="string">
            <text:p>execution time</text:p>
          </table:table-cell>
          <table:table-cell office:value-type="string">
            <text:p>0,14s</text:p>
          </table:table-cell>
          <table:table-cell office:value-type="string">
            <text:p>0,17s</text:p>
          </table:table-cell>
          <table:table-cell/>
          <table:table-cell office:value-type="string">
            <text:p>executed with command line interface</text:p>
          </table:table-cell>
        </table:table-row>
        <table:table-row table:style-name="ro1">
          <table:table-cell office:value-type="string">
            <text:p>CDP-3.1-listUsers</text:p>
          </table:table-cell>
          <table:table-cell office:value-type="date" office:date-value="2011-03-02">
            <text:p>02/03/11</text:p>
          </table:table-cell>
          <table:table-cell office:value-type="string">
            <text:p>comparison with « ssh localhost ls »</text:p>
          </table:table-cell>
          <table:table-cell office:value-type="string">
            <text:p>listUsers</text:p>
          </table:table-cell>
          <table:table-cell office:value-type="string">
            <text:p>execution time</text:p>
          </table:table-cell>
          <table:table-cell office:value-type="string">
            <text:p>0,08s</text:p>
          </table:table-cell>
          <table:table-cell office:value-type="string">
            <text:p>0,17s</text:p>
          </table:table-cell>
          <table:table-cell/>
          <table:table-cell office:value-type="string">
            <text:p>executed with command line interface</text:p>
          </table:table-cell>
        </table:table-row>
        <table:table-row table:style-name="ro1">
          <table:table-cell office:value-type="string">
            <text:p>CPD-3.1-listMachines</text:p>
          </table:table-cell>
          <table:table-cell office:value-type="date" office:date-value="2011-03-02">
            <text:p>02/03/11</text:p>
          </table:table-cell>
          <table:table-cell office:value-type="string">
            <text:p>comparison with « ssh localhost ls »</text:p>
          </table:table-cell>
          <table:table-cell office:value-type="string">
            <text:p>listMachines</text:p>
          </table:table-cell>
          <table:table-cell office:value-type="string">
            <text:p>execution time</text:p>
          </table:table-cell>
          <table:table-cell office:value-type="string">
            <text:p>0,08s</text:p>
          </table:table-cell>
          <table:table-cell office:value-type="string">
            <text:p>0,17s</text:p>
          </table:table-cell>
          <table:table-cell/>
          <table:table-cell office:value-type="string">
            <text:p>executed with command line interface</text:p>
          </table:table-cell>
        </table:table-row>
        <table:table-row table:style-name="ro1">
          <table:table-cell office:value-type="string">
            <text:p>CDP-3.1-listOptions</text:p>
          </table:table-cell>
          <table:table-cell office:value-type="date" office:date-value="2011-03-02">
            <text:p>02/03/11</text:p>
          </table:table-cell>
          <table:table-cell office:value-type="string">
            <text:p>comparison with « ssh localhost ls »</text:p>
          </table:table-cell>
          <table:table-cell office:value-type="string">
            <text:p>listOptions</text:p>
          </table:table-cell>
          <table:table-cell office:value-type="string">
            <text:p>execution time</text:p>
          </table:table-cell>
          <table:table-cell office:value-type="string">
            <text:p>0,08s</text:p>
          </table:table-cell>
          <table:table-cell office:value-type="string">
            <text:p>0,17s</text:p>
          </table:table-cell>
          <table:table-cell/>
          <table:table-cell office:value-type="string">
            <text:p>executed with command line interface</text:p>
          </table:table-cell>
        </table:table-row>
        <table:table-row table:style-name="ro1">
          <table:table-cell office:value-type="string">
            <text:p>CDP-3.2.1-connect</text:p>
          </table:table-cell>
          <table:table-cell office:value-type="date" office:date-value="2011-03-02">
            <text:p>02/03/11</text:p>
          </table:table-cell>
          <table:table-cell office:value-type="string">
            <text:p>memory consumption</text:p>
          </table:table-cell>
          <table:table-cell office:value-type="string">
            <text:p>connect</text:p>
          </table:table-cell>
          <table:table-cell office:value-type="string">
            <text:p>cpu consumption</text:p>
          </table:table-cell>
          <table:table-cell table:style-name="ce5"/>
          <table:table-cell/>
          <table:table-cell table:style-name="ce6" office:value-type="percentage" office:value="0.004">
            <text:p>0,40%</text:p>
          </table:table-cell>
          <table:table-cell office:value-type="string">
            <text:p>executed with command line interface</text:p>
          </table:table-cell>
        </table:table-row>
        <table:table-row table:style-name="ro1">
          <table:table-cell office:value-type="string">
            <text:p>CDP-3.2.2-connect</text:p>
          </table:table-cell>
          <table:table-cell office:value-type="date" office:date-value="2011-03-02">
            <text:p>02/03/11</text:p>
          </table:table-cell>
          <table:table-cell office:value-type="string">
            <text:p>memory consumption</text:p>
          </table:table-cell>
          <table:table-cell office:value-type="string">
            <text:p>ums sed</text:p>
          </table:table-cell>
          <table:table-cell office:value-type="string">
            <text:p>cpu consumption</text:p>
          </table:table-cell>
          <table:table-cell table:number-columns-repeated="2"/>
          <table:table-cell table:style-name="ce6" office:value-type="percentage" office:value="0.007">
            <text:p>0,70%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CDP-3.1-listSessions</text:p>
          </table:table-cell>
          <table:table-cell office:value-type="date" office:date-value="2011-03-03">
            <text:p>03/03/11</text:p>
          </table:table-cell>
          <table:table-cell office:value-type="string">
            <text:p>comparison with « ssh <text:span text:style-name="T1">remoteServer</text:span> ls »</text:p>
          </table:table-cell>
          <table:table-cell office:value-type="string">
            <text:p>listSessions</text:p>
          </table:table-cell>
          <table:table-cell office:value-type="string">
            <text:p>execution time</text:p>
          </table:table-cell>
          <table:table-cell office:value-type="string">
            <text:p>0,22s</text:p>
          </table:table-cell>
          <table:table-cell office:value-type="string">
            <text:p>0,36s</text:p>
          </table:table-cell>
          <table:table-cell/>
          <table:table-cell office:value-type="string">
            <text:p>executed with command line interface</text:p>
          </table:table-cell>
        </table:table-row>
        <table:table-row table:style-name="ro1">
          <table:table-cell office:value-type="string">
            <text:p>CDP-3.1-listHistoryCmd</text:p>
          </table:table-cell>
          <table:table-cell office:value-type="date" office:date-value="2011-03-03">
            <text:p>03/03/11</text:p>
          </table:table-cell>
          <table:table-cell office:value-type="string">
            <text:p>comparison with « ssh <text:span text:style-name="T1">remoteServer</text:span> ls »</text:p>
          </table:table-cell>
          <table:table-cell office:value-type="string">
            <text:p>listHistoryCmd</text:p>
          </table:table-cell>
          <table:table-cell office:value-type="string">
            <text:p>execution time</text:p>
          </table:table-cell>
          <table:table-cell office:value-type="string">
            <text:p>0,24s</text:p>
          </table:table-cell>
          <table:table-cell office:value-type="string">
            <text:p>0,36s</text:p>
          </table:table-cell>
          <table:table-cell/>
          <table:table-cell office:value-type="string">
            <text:p>executed with command line interface</text:p>
          </table:table-cell>
        </table:table-row>
        <table:table-row table:style-name="ro1">
          <table:table-cell office:value-type="string">
            <text:p>CPD-3.1-listMachines</text:p>
          </table:table-cell>
          <table:table-cell office:value-type="date" office:date-value="2011-03-03">
            <text:p>03/03/11</text:p>
          </table:table-cell>
          <table:table-cell table:style-name="ce4" office:value-type="string">
            <text:p>comparison with « ssh <text:span text:style-name="T1">remoteServer</text:span> ls »</text:p>
          </table:table-cell>
          <table:table-cell office:value-type="string">
            <text:p>listMachines</text:p>
          </table:table-cell>
          <table:table-cell office:value-type="string">
            <text:p>execution time</text:p>
          </table:table-cell>
          <table:table-cell office:value-type="string">
            <text:p>0,22s</text:p>
          </table:table-cell>
          <table:table-cell office:value-type="string">
            <text:p>0,36s</text:p>
          </table:table-cell>
          <table:table-cell/>
          <table:table-cell office:value-type="string">
            <text:p>executed with command line interface</text:p>
          </table:table-cell>
        </table:table-row>
        <table:table-row table:style-name="ro1">
          <table:table-cell office:value-type="string">
            <text:p>CDP-3.1-listUsers</text:p>
          </table:table-cell>
          <table:table-cell office:value-type="date" office:date-value="2011-03-03">
            <text:p>03/03/11</text:p>
          </table:table-cell>
          <table:table-cell office:value-type="string">
            <text:p>comparison with « ssh <text:span text:style-name="T1">remoteServer</text:span> ls »</text:p>
          </table:table-cell>
          <table:table-cell office:value-type="string">
            <text:p>listUsers</text:p>
          </table:table-cell>
          <table:table-cell office:value-type="string">
            <text:p>execution time</text:p>
          </table:table-cell>
          <table:table-cell office:value-type="string">
            <text:p>0,22s</text:p>
          </table:table-cell>
          <table:table-cell office:value-type="string">
            <text:p>0,36s</text:p>
          </table:table-cell>
          <table:table-cell/>
          <table:table-cell office:value-type="string">
            <text:p>executed with command line interface</text:p>
          </table:table-cell>
        </table:table-row>
        <table:table-row table:style-name="ro1">
          <table:table-cell office:value-type="string">
            <text:p>CDP-3.1-listOptions</text:p>
          </table:table-cell>
          <table:table-cell office:value-type="date" office:date-value="2011-03-03">
            <text:p>03/03/11</text:p>
          </table:table-cell>
          <table:table-cell table:style-name="ce4" office:value-type="string">
            <text:p>comparison with « ssh <text:span text:style-name="T1">remoteServer</text:span> ls »</text:p>
          </table:table-cell>
          <table:table-cell office:value-type="string">
            <text:p>listOptions</text:p>
          </table:table-cell>
          <table:table-cell office:value-type="string">
            <text:p>execution time</text:p>
          </table:table-cell>
          <table:table-cell office:value-type="string">
            <text:p>0,22s</text:p>
          </table:table-cell>
          <table:table-cell office:value-type="string">
            <text:p>0,36s</text:p>
          </table:table-cell>
          <table:table-cell/>
          <table:table-cell office:value-type="string">
            <text:p>executed with command line interface</text:p>
          </table:table-cell>
        </table:table-row>
        <table:table-row table:style-name="ro1">
          <table:table-cell office:value-type="string">
            <text:p>CDP-3.1-listLocalAccounts</text:p>
          </table:table-cell>
          <table:table-cell office:value-type="date" office:date-value="2011-03-03">
            <text:p>03/03/11</text:p>
          </table:table-cell>
          <table:table-cell office:value-type="string">
            <text:p>comparison with « ssh <text:span text:style-name="T1">remoteServer</text:span> ls »</text:p>
          </table:table-cell>
          <table:table-cell office:value-type="string">
            <text:p>listLocalAccounts</text:p>
          </table:table-cell>
          <table:table-cell office:value-type="string">
            <text:p>execution time</text:p>
          </table:table-cell>
          <table:table-cell office:value-type="string">
            <text:p>0,22s</text:p>
          </table:table-cell>
          <table:table-cell office:value-type="string">
            <text:p>0,36s</text:p>
          </table:table-cell>
          <table:table-cell/>
          <table:table-cell office:value-type="string">
            <text:p>executed with command line interface</text:p>
          </table:table-cell>
        </table:table-row>
      </table:table>
      <table:table table:name="Feuille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fr" fo:country="F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07">07/03/2011</text:date>, <text:time>18:34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3-01T13:23:03</meta:creation-date>
    <dc:date>2011-03-07T18:34:50</dc:date>
    <meta:editing-duration>PT11H19M59S</meta:editing-duration>
    <meta:editing-cycles>39</meta:editing-cycles>
    <meta:generator>OpenOffice.org/3.2$Unix OpenOffice.org_project/320m19$Build-9505</meta:generator>
    <dc:creator>traore </dc:creator>
    <meta:document-statistic meta:table-count="3" meta:cell-count="142" meta:object-count="0"/>
    <meta:user-defined meta:name="Info 1"/>
    <meta:user-defined meta:name="Info 2"/>
    <meta:user-defined meta:name="Info 3"/>
    <meta:user-defined meta:name="Info 4"/>
  </office:meta>
</office:document-meta>
</file>